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3.89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1.94pt"/>
    </style:style>
    <style:style style:name="co4" style:family="table-column">
      <style:table-column-properties fo:break-before="auto" style:column-width="328.51pt"/>
    </style:style>
    <style:style style:name="co5" style:family="table-column">
      <style:table-column-properties fo:break-before="auto" style:column-width="201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ToF_camera_VG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0 C14 C3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30p, 1m</text:p>
          </table:table-cell>
          <table:table-cell table:style-name="ce1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 C8 C9 C11 C12 C13 C15 C17 C18 C19 <text:s text:c="3"/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2u</text:p>
          </table:table-cell>
          <table:table-cell table:style-name="ce1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u</text:p>
          </table:table-cell>
          <table:table-cell table:style-name="ce1" office:value-type="string" calcext:value-type="string">
            <text:p>Capacitors_SMD:CP_Elec_4x5.8</text:p>
          </table:table-cell>
          <table:table-cell office:value-type="string" calcext:value-type="string">
            <text:p><text:a xlink:href="https://eu.mouser.com/ProductDetail/Lelon/VZT221M0JTR-0506?qs=sGAEpiMZZMtZ1n0r9vR22SdEk%252B8GTnCbow7EN2DG%2Fy3%2F8v1UoYkPPg%3D%3D" xlink:type="simple">https://eu.mouser.com/ProductDetail/Lelon/VZT221M0JTR-0506?qs=sGAEpiMZZMtZ1n0r9vR22SdEk%252B8GTnCbow7EN2DG%2Fy3%2F8v1UoYkPPg%3D%3D</text:a></text:p>
          </table:table-cell>
          <table:table-cell office:value-type="string" calcext:value-type="string">
            <text:p>VZT221M0JTR-0506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 C6 C4 C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22</text:p>
          </table:table-cell>
          <table:table-cell table:style-name="ce1" office:value-type="string" calcext:value-type="string">
            <text:p>myFootprints:FPC_22</text:p>
          </table:table-cell>
          <table:table-cell office:value-type="string" calcext:value-type="string">
            <text:p><text:a xlink:href="https://eu.mouser.com/ProductDetail/Molex/54548-2271?qs=%2Fha2pyFaduhqXDJ9jXEmmyaTuTcYHjNvZdXPl%2F1qVFbJTag2Mjo%252BwQ%3D%3D" xlink:type="simple">https://eu.mouser.com/ProductDetail/Molex/54548-2271?qs=%2Fha2pyFaduhqXDJ9jXEmmyaTuTcYHjNvZdXPl%2F1qVFbJTag2Mjo%252BwQ%3D%3D</text:a></text:p>
          </table:table-cell>
          <table:table-cell office:value-type="string" calcext:value-type="string">
            <text:p>54548-2271</text:p>
          </table:table-cell>
          <table:table-cell/>
        </table:table-row>
        <table:table-row table:style-name="ro1">
          <table:table-cell office:value-type="string" calcext:value-type="string">
            <text:p>J3 J5 J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Resistors_SMD:R_0201_NoSilk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P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lderJumper_3_Open</text:p>
          </table:table-cell>
          <table:table-cell table:style-name="ce3" office:value-type="string" calcext:value-type="string">
            <text:p>Pin_Headers:Pin_Header_Straight_1x03_Pitch1.00mm_SMD_Pin1Right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:Inductor_121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K1 MK2 MK3 MK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unting_Hole_PAD</text:p>
          </table:table-cell>
          <table:table-cell table:style-name="ce3" office:value-type="string" calcext:value-type="string">
            <text:p>Mounting_Holes:MountingHole_2.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1 R10 R11 R1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4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7k</text:p>
          </table:table-cell>
          <table:table-cell table:style-name="ce1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9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8 R13 R5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s_SMD:R_040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W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s_Switches_SMD:SW_SPST_EVPBF</text:p>
          </table:table-cell>
          <table:table-cell office:value-type="string" calcext:value-type="string">
            <text:p><text:a xlink:href="https://eu.mouser.com/ProductDetail/Panasonic/EVP-BFAC1A000?qs=sGAEpiMZZMv3em63uDEI%2FGt8hUG%2F3kgEXoEiwrNXOvA%3D" xlink:type="simple">https://eu.mouser.com/ProductDetail/Panasonic/EVP-BFAC1A000?qs=sGAEpiMZZMv3em63uDEI%2FGt8hUG%2F3kgEXoEiwrNXOvA%3D</text:a></text:p>
          </table:table-cell>
          <table:table-cell office:value-type="string" calcext:value-type="string">
            <text:p>EVP-BFAC1A000</text:p>
          </table:table-cell>
          <table:table-cell/>
        </table:table-row>
        <table:table-row table:style-name="ro2">
          <table:table-cell table:style-name="ce1" office:value-type="string" calcext:value-type="string">
            <text:p>U2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LX75027</text:p>
          </table:table-cell>
          <table:table-cell table:style-name="ce1" office:value-type="string" calcext:value-type="string">
            <text:p>myFootprints:MLX75027</text:p>
          </table:table-cell>
          <table:table-cell office:value-type="string" calcext:value-type="string">
            <text:p><text:a xlink:href="https://eu.mouser.com/ProductDetail/Melexis/MLX75027RTC-ABA-200-TR?qs=sGAEpiMZZMsG1k5vdNM%2Fc%2FDlcIMERf9TmgJDpWrXcT0%3D" xlink:type="simple">https://eu.mouser.com/ProductDetail/Melexis/MLX75027RTC-ABA-200-TR?qs=sGAEpiMZZMsG1k5vdNM%2Fc%2FDlcIMERf9TmgJDpWrXcT0%3D</text:a></text:p>
          </table:table-cell>
          <table:table-cell office:value-type="string" calcext:value-type="string">
            <text:p>MLX75027RTC-ABA-200-TR </text:p>
          </table:table-cell>
          <table:table-cell/>
        </table:table-row>
        <table:table-row table:style-name="ro2">
          <table:table-cell table:style-name="ce1" office:value-type="string" calcext:value-type="string">
            <text:p>U3 U4 U1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PS82150</text:p>
          </table:table-cell>
          <table:table-cell table:style-name="ce1" office:value-type="string" calcext:value-type="string">
            <text:p>myFootprints:TPS82130</text:p>
          </table:table-cell>
          <table:table-cell office:value-type="string" calcext:value-type="string">
            <text:p><text:a xlink:href="https://eu.mouser.com/ProductDetail/Texas-Instruments/TPS82150SILR?qs=sGAEpiMZZMve4%2FbfQkoj%252BHX3wnjUBmzWm1tcEZOcjMI%3D" xlink:type="simple">https://eu.mouser.com/ProductDetail/Texas-Instruments/TPS82150SILR?qs=sGAEpiMZZMve4%2FbfQkoj%252BHX3wnjUBmzWm1tcEZOcjMI%3D</text:a></text:p>
          </table:table-cell>
          <table:table-cell/>
          <table:table-cell office:value-type="string" calcext:value-type="string">
            <text:p>http://www.ti.com/lit/ds/symlink/tps82150.pdf</text:p>
          </table:table-cell>
        </table:table-row>
        <table:table-row table:style-name="ro1">
          <table:table-cell table:style-name="ce1" office:value-type="string" calcext:value-type="string">
            <text:p>U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PSM84624</text:p>
          </table:table-cell>
          <table:table-cell table:style-name="ce1" office:value-type="string" calcext:value-type="string">
            <text:p>myFootprints:TPSM84624</text:p>
          </table:table-cell>
          <table:table-cell office:value-type="string" calcext:value-type="string">
            <text:p>https://eu.mouser.com/ProductDetail/Texas-Instruments/TPSM84624MOLR?qs=sGAEpiMZZMve4%2FbfQkoj%252BNrb36FI94M%252BCPNeRJd9%252BfU%3D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U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A9306</text:p>
          </table:table-cell>
          <table:table-cell table:style-name="ce1" office:value-type="string" calcext:value-type="string">
            <text:p>Housings_SSOP:SSOP-8_2.95x2.8mm_Pitch0.65mm</text:p>
          </table:table-cell>
          <table:table-cell office:value-type="string" calcext:value-type="string">
            <text:p><text:a xlink:href="https://eu.mouser.com/ProductDetail/Texas-Instruments/PCA9306DCTR?qs=sGAEpiMZZMsty6Jaj0%252BBBvkEAHn4ZEi05EatkUCon70%3D" xlink:type="simple">https://eu.mouser.com/ProductDetail/Texas-Instruments/PCA9306DCTR?qs=sGAEpiMZZMsty6Jaj0%252BBBvkEAHn4ZEi05EatkUCon70%3D</text:a>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http://www.ti.com/lit/ds/symlink/pca9306.pdf</text:p>
          </table:table-cell>
        </table:table-row>
        <table:table-row table:style-name="ro2">
          <table:table-cell table:style-name="ce1" office:value-type="string" calcext:value-type="string">
            <text:p>Y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Crystals: 5 mm x 3.2 mm </text:p>
          </table:table-cell>
          <table:table-cell office:value-type="string" calcext:value-type="string">
            <text:p><text:a xlink:href="https://eu.mouser.com/ProductDetail/ECS/ECS-80-12-30Q-DS-TR?qs=sGAEpiMZZMsBj6bBr9Q9abMK2mGYOCsJcHL27EyjkW1JT%2F5UW5LS0Q%3D%3D" xlink:type="simple">https://eu.mouser.com/ProductDetail/ECS/ECS-80-12-30Q-DS-TR?qs=sGAEpiMZZMsBj6bBr9Q9abMK2mGYOCsJcHL27EyjkW1JT%2F5UW5LS0Q%3D%3D</text:a>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string" calcext:value-type="string">
            <text:p><text:a xlink:href="https://eu.mouser.com/ProductDetail/TXC-Corporation/7A-8000MAAJ-T?qs=sGAEpiMZZMsBj6bBr9Q9abUd0eANm4DJ3NqG5fjM0NA%3D" xlink:type="simple">https://eu.mouser.com/ProductDetail/TXC-Corporation/7A-8000MAAJ-T?qs=sGAEpiMZZMsBj6bBr9Q9abUd0eANm4DJ3NqG5fjM0NA%3D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20:56:52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date>2019-08-21T21:52:43.846000000</dc:date>
    <meta:editing-duration>PT3H1M22S</meta:editing-duration>
    <meta:editing-cycles>15</meta:editing-cycles>
    <meta:document-statistic meta:table-count="1" meta:cell-count="147" meta:object-count="0"/>
  </office:meta>
</office:document-meta>
</file>